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889in" style:rel-column-width="12620*"/>
    </style:style>
    <style:style style:name="Table1.B" style:family="table-column">
      <style:table-column-properties style:column-width="4.4354in" style:rel-column-width="43429*"/>
    </style:style>
    <style:style style:name="Table1.C" style:family="table-column">
      <style:table-column-properties style:column-width="0.9688in" style:rel-column-width="94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0333" officeooo:paragraph-rsid="00080333"/>
    </style:style>
    <style:style style:name="P2" style:family="paragraph" style:parent-style-name="Text_20_body">
      <style:text-properties officeooo:rsid="00080333" officeooo:paragraph-rsid="00080333"/>
    </style:style>
    <style:style style:name="P3" style:family="paragraph" style:parent-style-name="Text_20_body" style:list-style-name="L1">
      <style:text-properties officeooo:rsid="00080333" officeooo:paragraph-rsid="00080333"/>
    </style:style>
    <style:style style:name="P4" style:family="paragraph" style:parent-style-name="Text_20_body" style:list-style-name="L1">
      <style:text-properties officeooo:rsid="0008c4de" officeooo:paragraph-rsid="0008c4de"/>
    </style:style>
    <style:style style:name="P5" style:family="paragraph" style:parent-style-name="Text_20_body" style:list-style-name="L1">
      <style:text-properties officeooo:rsid="000a1e3c" officeooo:paragraph-rsid="000a1e3c"/>
    </style:style>
    <style:style style:name="P6" style:family="paragraph" style:parent-style-name="Text_20_body">
      <style:paragraph-properties fo:line-height="115%"/>
      <style:text-properties officeooo:rsid="00080333" officeooo:paragraph-rsid="00080333"/>
    </style:style>
    <style:style style:name="P7" style:family="paragraph" style:parent-style-name="Heading_20_1">
      <style:paragraph-properties fo:break-before="page"/>
      <style:text-properties officeooo:rsid="00080333" officeooo:paragraph-rsid="00080333"/>
    </style:style>
    <style:style style:name="P8" style:family="paragraph" style:parent-style-name="Text_20_body">
      <style:text-properties officeooo:rsid="000c672d" officeooo:paragraph-rsid="000c672d"/>
    </style:style>
    <style:style style:name="P9" style:family="paragraph" style:parent-style-name="Table_20_Contents">
      <style:text-properties officeooo:rsid="00080333" officeooo:paragraph-rsid="00080333"/>
    </style:style>
    <style:style style:name="P10" style:family="paragraph" style:parent-style-name="Table_20_Contents">
      <style:paragraph-properties fo:text-align="end" style:justify-single-word="false"/>
      <style:text-properties officeooo:rsid="000a1e3c" officeooo:paragraph-rsid="000a1e3c"/>
    </style:style>
    <style:style style:name="P11" style:family="paragraph" style:parent-style-name="Table_20_Contents">
      <style:paragraph-properties fo:text-align="end" style:justify-single-word="false"/>
      <style:text-properties officeooo:rsid="000c672d" officeooo:paragraph-rsid="000c672d"/>
    </style:style>
    <style:style style:name="P12" style:family="paragraph" style:parent-style-name="Table_20_Contents">
      <style:text-properties officeooo:rsid="0008c4de" officeooo:paragraph-rsid="0008c4de"/>
    </style:style>
    <style:style style:name="P13" style:family="paragraph" style:parent-style-name="Table_20_Contents">
      <style:text-properties officeooo:rsid="000a1e3c" officeooo:paragraph-rsid="000a1e3c"/>
    </style:style>
    <style:style style:name="P14" style:family="paragraph" style:parent-style-name="Table_20_Contents">
      <style:paragraph-properties fo:text-align="end" style:justify-single-word="false"/>
      <style:text-properties officeooo:rsid="000bdd78" officeooo:paragraph-rsid="000bdd78"/>
    </style:style>
    <style:style style:name="P15" style:family="paragraph" style:parent-style-name="Table_20_Contents">
      <style:text-properties officeooo:rsid="000bdd78" officeooo:paragraph-rsid="000bdd78"/>
    </style:style>
    <style:style style:name="P16" style:family="paragraph" style:parent-style-name="Text_20_body">
      <style:text-properties officeooo:rsid="000bdd78" officeooo:paragraph-rsid="000bdd78"/>
    </style:style>
    <style:style style:name="P17" style:family="paragraph" style:parent-style-name="Text_20_body" style:list-style-name="L2">
      <style:text-properties officeooo:rsid="000ddb27" officeooo:paragraph-rsid="000ddb27"/>
    </style:style>
    <style:style style:name="P18" style:family="paragraph" style:parent-style-name="Text_20_body" style:list-style-name="L2">
      <style:text-properties officeooo:paragraph-rsid="000bdd78"/>
    </style:style>
    <style:style style:name="P19" style:family="paragraph" style:parent-style-name="Text_20_body" style:list-style-name="L3">
      <style:text-properties officeooo:rsid="000bdd78" officeooo:paragraph-rsid="000bdd78"/>
    </style:style>
    <style:style style:name="P20" style:family="paragraph" style:parent-style-name="Text_20_body" style:list-style-name="L3">
      <style:text-properties officeooo:paragraph-rsid="000bdd78"/>
    </style:style>
    <style:style style:name="P21" style:family="paragraph" style:parent-style-name="Heading_20_2">
      <style:text-properties officeooo:rsid="000bdd78" officeooo:paragraph-rsid="000bdd78"/>
    </style:style>
    <style:style style:name="P22" style:family="paragraph" style:parent-style-name="Text_20_body" style:list-style-name="L4">
      <style:text-properties officeooo:rsid="000a1e3c" officeooo:paragraph-rsid="000bdd78"/>
    </style:style>
    <style:style style:name="P23" style:family="paragraph" style:parent-style-name="Text_20_body" style:list-style-name="L5">
      <style:text-properties officeooo:rsid="000bdd78" officeooo:paragraph-rsid="000bdd78"/>
    </style:style>
    <style:style style:name="P24" style:family="paragraph" style:parent-style-name="Text_20_body" style:list-style-name="L5">
      <style:text-properties officeooo:rsid="0008c4de" officeooo:paragraph-rsid="000bdd78"/>
    </style:style>
    <style:style style:name="P25" style:family="paragraph" style:parent-style-name="Text_20_body" style:list-style-name="L6">
      <style:text-properties officeooo:rsid="000bdd78" officeooo:paragraph-rsid="000bdd78"/>
    </style:style>
    <style:style style:name="P26" style:family="paragraph" style:parent-style-name="Table_20_Contents" style:list-style-name="L7">
      <style:text-properties officeooo:rsid="000a1e3c" officeooo:paragraph-rsid="000bdd78"/>
    </style:style>
    <style:style style:name="P27" style:family="paragraph" style:parent-style-name="Table_20_Contents" style:list-style-name="L7">
      <style:text-properties officeooo:rsid="000c672d" officeooo:paragraph-rsid="000c672d"/>
    </style:style>
    <style:style style:name="P28" style:family="paragraph" style:parent-style-name="Table_20_Contents">
      <style:text-properties officeooo:rsid="000a1e3c" officeooo:paragraph-rsid="000bdd78"/>
    </style:style>
    <style:style style:name="P29" style:family="paragraph" style:parent-style-name="Text_20_body">
      <style:text-properties officeooo:paragraph-rsid="000bdd78"/>
    </style:style>
    <style:style style:name="P30" style:family="paragraph" style:parent-style-name="Text_20_body" style:list-style-name="L8">
      <style:text-properties officeooo:rsid="000ddb27" officeooo:paragraph-rsid="000ddb27"/>
    </style:style>
    <style:style style:name="P31" style:family="paragraph" style:parent-style-name="Text_20_body" style:list-style-name="L8">
      <style:text-properties officeooo:rsid="000c672d" officeooo:paragraph-rsid="000c672d"/>
    </style:style>
    <style:style style:name="P32" style:family="paragraph" style:parent-style-name="Heading_20_2">
      <style:text-properties officeooo:rsid="000c672d" officeooo:paragraph-rsid="000c672d"/>
    </style:style>
    <style:style style:name="P33" style:family="paragraph" style:parent-style-name="Text_20_body">
      <style:text-properties fo:font-style="italic" officeooo:rsid="000c672d" officeooo:paragraph-rsid="000c672d" style:font-style-asian="italic" style:font-style-complex="italic"/>
    </style:style>
    <style:style style:name="P34" style:family="paragraph" style:parent-style-name="Text_20_body" style:list-style-name="L9">
      <style:text-properties officeooo:rsid="000c672d" officeooo:paragraph-rsid="000c672d"/>
    </style:style>
    <style:style style:name="T1" style:family="text">
      <style:text-properties officeooo:rsid="000d63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dd7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c672d" style:font-style-asian="normal" style:font-style-complex="normal"/>
    </style:style>
    <style:style style:name="T6" style:family="text">
      <style:text-properties officeooo:rsid="000a1e3c"/>
    </style:style>
    <style:style style:name="T7" style:family="text">
      <style:text-properties officeooo:rsid="000ddb27"/>
    </style:style>
    <style:style style:name="T8" style:family="text">
      <style:text-properties officeooo:rsid="000c672d"/>
    </style:style>
    <style:style style:name="T9" style:family="text">
      <style:text-properties fo:font-style="normal" officeooo:rsid="000bdd78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opdracht “Cloudsystemen 25-26”</text:h>
      <text:p text:style-name="P2">Voor dit project zet je een website op. Hiervoor gebruik je alle technieken die aan bod kwamen in de les:</text:p>
      <text:p text:style-name="P2"/>
      <text:list text:style-name="L1">
        <text:list-item>
          <text:p text:style-name="P3">Je gebruikt een cloudprovider die een Linux-VM voorziet (zoals Azure of een Hetzner VPS)</text:p>
        </text:list-item>
        <text:list-item>
          <text:p text:style-name="P3">Je linkt een domeinnaam aan deze VM. Dit mag met een (gratis) online service (zoals <text:a xlink:type="simple" xlink:href="https://freedns.afraid.org/" text:style-name="Internet_20_link" text:visited-style-name="Visited_20_Internet_20_Link">https://freedns.afraid.org/</text:a> of <text:a xlink:type="simple" xlink:href="http://duckdns.org/" text:style-name="Internet_20_link" text:visited-style-name="Visited_20_Internet_20_Link">http://duckdns.org/</text:a><text:span text:style-name="T1">)</text:span></text:p>
        </text:list-item>
        <text:list-item>
          <text:p text:style-name="P4">Hierop komt er een webservice die server-side rendering doet én die in een Docker-container werkt</text:p>
          <text:list>
            <text:list-item>
              <text:p text:style-name="P4">Bv een Javascript-react applicatie, een PHP applicatie, …</text:p>
            </text:list-item>
            <text:list-item>
              <text:p text:style-name="P4">De exacte inhoud is niet belangrijk</text:p>
            </text:list-item>
          </text:list>
        </text:list-item>
        <text:list-item>
          <text:p text:style-name="P4">De webservice gebruikt een databank om iets in op te slaan of uit te lezen</text:p>
        </text:list-item>
        <text:list-item>
          <text:p text:style-name="P4">Een reverse proxy handelt het binnenkomend verkeer af en zorgt ervoor dat dit naar de juiste service/container gaat. (Bv: Traefik, Caddy of Nginx)</text:p>
        </text:list-item>
        <text:list-item>
          <text:p text:style-name="P5">Je zorgt voor SSL (aka HTTPS). De reverse proxy mag dit regelen. Hiervoor gebruik je een ACME-compatibele provider, zoals Let’s encrypt</text:p>
        </text:list-item>
        <text:list-item>
          <text:p text:style-name="P4">Alle relevante bestanden (broncode applicatie, Dockerfiles, …) zitten in één of meerdere Git-repositories. Deze zijn online beschikbaar via Github, Codeberg.<text:span text:style-name="T1">org</text:span> of een gelijkaardige service</text:p>
          <text:list>
            <text:list-item>
              <text:p text:style-name="P4">Tot de deadline moet je repository ‘private’ zijn. Zet deze de dag van de deadline op <text:span text:style-name="T2">public</text:span></text:p>
            </text:list-item>
            <text:list-item>
              <text:p text:style-name="P4">Zorg ervoor dat ‘pietervdvn’ een contributor is van je repository.</text:p>
            </text:list-item>
          </text:list>
        </text:list-item>
        <text:list-item>
          <text:p text:style-name="P5">In je verslag geef je een korte toelichting waarom je voor deze repo-provider koos <text:span text:style-name="T3">en beantwoord je ook de </text:span><text:span text:style-name="T1">politieke</text:span><text:span text:style-name="T3"> vragen.</text:span></text:p>
        </text:list-item>
        <text:list-item>
          <text:p text:style-name="P4">Kies een li<text:span text:style-name="T3">c</text:span>entie voor repository. In het verslag licht je <text:span text:style-name="T3">deze </text:span><text:span text:style-name="T1">keuze </text:span>toe, <text:span text:style-name="T3">oa adhv de voorbeeldvragen.</text:span></text:p>
        </text:list-item>
        <text:list-item>
          <text:p text:style-name="P5"><text:span text:style-name="T4">Je zet Actions op: wanneer je een wijziging pusht naar je repo, dan moet een workflow in gang schieten en vanzelf de laatste versie van je website bouwen en deploye</text:span><text:span text:style-name="T5">n.</text:span></text:p>
        </text:list-item>
      </text:list>
      <text:p text:style-name="P6"/>
      <text:h text:style-name="P7" text:outline-level="1">Template</text:h>
      <text:p text:style-name="P8">Vul de volgende samenvatting a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Hosting</text:p>
          </table:table-cell>
          <table:table-cell table:style-name="Table1.A1" office:value-type="string">
            <text:p text:style-name="P9">Azure/Hetzner/</text:p>
          </table:table-cell>
          <table:table-cell table:style-name="Table1.C1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9">IP-address hos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9">Domeinnaa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9">Provider DNS</text:p>
          </table:table-cell>
          <table:table-cell table:style-name="Table1.A2" office:value-type="string">
            <text:p text:style-name="P9">AfraidDNS/Duck/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12">Git-repository (URL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13">Gekozen licent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13">Reverse proxy: <text:span text:style-name="T3">technologie</text:span></text:p>
          </table:table-cell>
          <table:table-cell table:style-name="Table1.A2" office:value-type="string">
            <text:p text:style-name="P15">Traefik/Caddy/NGinx/</text:p>
          </table:table-cell>
          <table:table-cell table:style-name="Table1.C2" office:value-type="string">
            <text:p text:style-name="P11">3</text:p>
          </table:table-cell>
        </table:table-row>
      </table:table>
      <text:p text:style-name="P16"/>
      <text:p text:style-name="P16">Maximaal enkele zinnen per vraag. Je hoeft geen volzinnen te schrijven, een droog antwoord is ook goed.</text:p>
      <text:h text:style-name="Heading_20_2" text:outline-level="2"><text:span text:style-name="T3">H</text:span>osting-provider</text:h>
      <text:list xml:id="list3431556746" text:style-name="L2">
        <text:list-item>
          <text:p text:style-name="P17">Wat is het bedrijf achter je hosting?</text:p>
        </text:list-item>
        <text:list-item>
          <text:p text:style-name="P18"><text:span text:style-name="T6">Waar </text:span><text:span text:style-name="T3">staan </text:span><text:span text:style-name="T6">de servers staan die je data hosten?</text:span></text:p>
        </text:list-item>
      </text:list>
      <text:list text:style-name="L3">
        <text:list-item>
          <text:p text:style-name="P19">Welke alternatieven bekeek je? <text:span text:style-name="T7">(Minstens 1)</text:span></text:p>
        </text:list-item>
        <text:list-item>
          <text:p text:style-name="P20"><text:span text:style-name="T3">Waarom </text:span><text:span text:style-name="T8">koos je deze hosting-provider</text:span><text:span text:style-name="T3">?</text:span></text:p>
        </text:list-item>
      </text:list>
      <text:h text:style-name="P21" text:outline-level="2">Repository-host</text:h>
      <text:list text:continue-list="list3431556746" text:style-name="L2">
        <text:list-item>
          <text:p text:style-name="P18"><text:span text:style-name="T3">Welke </text:span><text:span text:style-name="T8">repository-</text:span><text:span text:style-name="T3">hosting-provider koos je? Waarom?</text:span></text:p>
        </text:list-item>
        <text:list-item>
          <text:p text:style-name="P18"><text:span text:style-name="T6">Waar </text:span><text:span text:style-name="T3">staan </text:span><text:span text:style-name="T6">de </text:span><text:span text:style-name="T8">(fysieke) </text:span><text:span text:style-name="T6">servers staan die je data hosten?</text:span></text:p>
        </text:list-item>
      </text:list>
      <text:list text:style-name="L4">
        <text:list-item>
          <text:p text:style-name="P22">Welk bedrijf <text:span text:style-name="T3">is </text:span>eigenaar van deze repo?</text:p>
        </text:list-item>
        <text:list-item>
          <text:p text:style-name="P22">Welke rechten <text:span text:style-name="T3">eigent </text:span>dit bedrijf zichzelf toe-eigent over je code?</text:p>
        </text:list-item>
        <text:list-item>
          <text:p text:style-name="P22">Hoe <text:span text:style-name="T3">verdient dit</text:span> bedrijf geld aan deze service?</text:p>
        </text:list-item>
        <text:list-item>
          <text:p text:style-name="P22">Wat <text:span text:style-name="T3">is </text:span>je backup-plan is indien dit bedrijf niet meer beschikbaar zou zijn?</text:p>
        </text:list-item>
      </text:list>
      <text:h text:style-name="P21" text:outline-level="2">Repository-licentie</text:h>
      <text:list text:style-name="L5">
        <text:list-item>
          <text:p text:style-name="P23">Welke licentie koos je?</text:p>
        </text:list-item>
        <text:list-item>
          <text:p text:style-name="P24">wat <text:span text:style-name="T3">mogen </text:span><text:span text:style-name="T2">anderen</text:span><text:span text:style-name="T4"> met je code doen?</text:span></text:p>
        </text:list-item>
        <text:list-item>
          <text:p text:style-name="P24"><text:span text:style-name="T4">wat </text:span><text:span text:style-name="T9">zijn </text:span><text:span text:style-name="T2">de plichten</text:span><text:span text:style-name="T4"> van de anderen </text:span><text:span text:style-name="T9">die je code hergebruiken</text:span><text:span text:style-name="T4"> (bv: bronvermelding? Share alike? …)?</text:span></text:p>
        </text:list-item>
        <text:list-item>
          <text:p text:style-name="P24"><text:soft-page-break/><text:span text:style-name="T4">welke andere licentie(s) je overwoog en waarom? </text:span><text:span text:style-name="T9">(Minstens </text:span><text:span text:style-name="T5">1</text:span><text:span text:style-name="T9"> – maximaal </text:span><text:span text:style-name="T5">3</text:span><text:span text:style-name="T9">)</text:span></text:p>
        </text:list-item>
        <text:list-item>
          <text:p text:style-name="P24"><text:span text:style-name="T2">waarom </text:span><text:span text:style-name="T5">koos </text:span><text:span text:style-name="T4">je </text:span><text:span text:style-name="T9">uiteindelijk </text:span><text:span text:style-name="T4">voor deze licentie?</text:span></text:p>
        </text:list-item>
      </text:list>
      <text:h text:style-name="P21" text:outline-level="2">Reverse proxy</text:h>
      <text:list text:style-name="L6">
        <text:list-item>
          <text:p text:style-name="P25">Wat is de licentie van de reverse proxy <text:span text:style-name="T8">broncode</text:span>? Welke rechten heb je dus?</text:p>
        </text:list-item>
        <text:list-item>
          <text:p text:style-name="P25">Waar kan je de broncode van de reverse proxy vinden? Zet hier de link</text:p>
        </text:list-item>
      </text:list>
      <text:h text:style-name="P21" text:outline-level="2">Certificaat</text:h>
      <text:list text:style-name="L7">
        <text:list-item>
          <text:p text:style-name="P26"><text:span text:style-name="T8">Welk bedrijf</text:span> heeft je SSL-certificaat gemaakt?</text:p>
        </text:list-item>
        <text:list-item>
          <text:p text:style-name="P27">Is dit bedrijf een VZW, een bedrijf dat op winst uit is of nog iets anders?</text:p>
        </text:list-item>
        <text:list-item>
          <text:p text:style-name="P26">Hoelang is je certificaat geldig?</text:p>
        </text:list-item>
        <text:list-item>
          <text:p text:style-name="P26">Welke nationaliteit heeft de certificate-authority <text:span text:style-name="T8">die je een certificaat gaf?</text:span></text:p>
        </text:list-item>
      </text:list>
      <text:p text:style-name="P28"/>
      <text:h text:style-name="P21" text:outline-level="2">Actions</text:h>
      <text:p text:style-name="P29"><text:tab/><text:span text:style-name="T8">Zorg ervoor dat er minstens één geslaagde deploy is in je repo</text:span></text:p>
      <text:list text:style-name="L8">
        <text:list-item>
          <text:p text:style-name="P30">Beschrijf kort hoe je script werkt</text:p>
        </text:list-item>
        <text:list-item>
          <text:p text:style-name="P31">Wie heeft er betaald voor de computertijd van je Actions?</text:p>
        </text:list-item>
      </text:list>
      <text:h text:style-name="P32" text:outline-level="2">Studiebelasting</text:h>
      <text:p text:style-name="P33">De volgende vragen zijn redelijk vrij. Je krijgt dus je punten als je iets deftig invult</text:p>
      <text:list text:style-name="L9">
        <text:list-item>
          <text:p text:style-name="P34">Wat was je grootste struikelblok?</text:p>
        </text:list-item>
        <text:list-item>
          <text:p text:style-name="P34">Wat ging vlotter dan verwacht?</text:p>
        </text:list-item>
        <text:list-item>
          <text:p text:style-name="P34">Wat ga je de volgende keer anders aanpakken?</text:p>
        </text:list-item>
        <text:list-item>
          <text:p text:style-name="P34">Welke technologie ga je opnieuw gebruiken? Waarom?</text:p>
        </text:list-item>
        <text:list-item>
          <text:p text:style-name="P34">Welke technologie ga je niet meer gebruiken? Waarom? Wat ga je in de plaats gebruiken <text:span text:style-name="T1">(of weet je dit nog niet)</text:span>?</text:p>
        </text:list-item>
        <text:list-item>
          <text:p text:style-name="P34">Hoeveel uur had je ongeveer nodig voor dit project?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de" style:family="paragraph" style:parent-style-name="Standard">
      <loext:graphic-properties draw:fill="solid" draw:fill-color="#dddddd"/>
      <style:paragraph-properties fo:background-color="#dddddd" fo:padding="0.0201in" fo:border="0.06pt solid #000000"/>
      <style:text-properties style:font-name="LM Mono 10" fo:font-family="'LM Mono 10'" style:font-style-name="Regular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9:41:58.897865656</meta:creation-date>
    <meta:generator>LibreOffice/24.8.4.2$Linux_X86_64 LibreOffice_project/bb3cfa12c7b1bf994ecc5649a80400d06cd71002</meta:generator>
    <dc:date>2025-11-25T11:31:49.431014136</dc:date>
    <meta:editing-duration>PT19M4S</meta:editing-duration>
    <meta:editing-cycles>5</meta:editing-cycles>
    <meta:document-statistic meta:table-count="1" meta:image-count="0" meta:object-count="0" meta:page-count="3" meta:paragraph-count="75" meta:word-count="649" meta:character-count="3808" meta:non-whitespace-character-count="3274"/>
  </office:meta>
</office:document-meta>
</file>